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1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Rosemary Bread Stick Twists </text:span><text:line-break/><text:line-break/><text:line-break/>1/3 cup butter<text:line-break/>2 1/4 cups whole wheat pastry flour<text:line-break/>3/4 tsp salt<text:line-break/>2 TBS parmesan cheese<text:line-break/>1 TBS cane juice crystals <text:line-break/>3 1/2 tsp baking powder<text:line-break/>1 cup milk <text:line-break/>1 tsp dried rosemary, crushed<text:line-break/>1 tsp minced garlic<text:line-break/><text:line-break/>Preheat oven to 400. Melt butter in a 9x13 baking pan. You have to watch it because the butter will burn. <text:line-break/><text:line-break/>In a mixing bowl combine flour, salt, cheese, cane juice crystals, and baking powder. Stir in milk until just mixed. <text:line-break/><text:line-break/>Knead the bread until smooth. Roll it into a rectangle measuring 12x6. Cut into 12 one inch strips. <text:line-break/><text:line-break/>Stir the rosemary and garlic into melted butter. Twist the one inch pieces of dough 6 times, place in melted butter. <text:line-break/><text:line-break/>Bake for 20 to 25 minutes or until lightly browned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25:18.81</meta:creation-date>
    <meta:document-statistic meta:table-count="0" meta:image-count="0" meta:object-count="0" meta:page-count="1" meta:paragraph-count="1" meta:word-count="133" meta:character-count="731"/>
    <dc:date>2017-05-05T19:26:06.26</dc:date>
    <dc:creator>Crystal Miller</dc:creator>
    <meta:editing-duration>PT47S</meta:editing-duration>
    <meta:editing-cycles>1</meta:editing-cycles>
    <meta:generator>OpenOffice/4.1.1$Win32 OpenOffice.org_project/411m6$Build-9775</meta:generator>
  </office:meta>
</office:document-meta>
</file>